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text-properties officeooo:paragraph-rsid="000279dc"/>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Text_20_body" style:list-style-name="L9">
      <style:paragraph-properties fo:margin-top="0cm" fo:margin-bottom="0cm" loext:contextual-spacing="false"/>
    </style:style>
    <style:style style:name="P21" style:family="paragraph" style:parent-style-name="Text_20_body" style:list-style-name="L11">
      <style:paragraph-properties fo:margin-top="0cm" fo:margin-bottom="0cm" loext:contextual-spacing="false"/>
    </style:style>
    <style:style style:name="P22" style:family="paragraph" style:parent-style-name="Text_20_body" style:list-style-name="L12">
      <style:paragraph-properties fo:margin-top="0cm" fo:margin-bottom="0cm" loext:contextual-spacing="false"/>
    </style:style>
    <style:style style:name="P23" style:family="paragraph" style:parent-style-name="Text_20_body" style:list-style-name="L13">
      <style:paragraph-properties fo:margin-top="0cm" fo:margin-bottom="0cm" loext:contextual-spacing="false"/>
    </style:style>
    <style:style style:name="T1" style:family="text">
      <style:text-properties fo:color="#008000"/>
    </style:style>
    <style:style style:name="T2" style:family="text">
      <style:text-properties fo:color="#000000"/>
    </style:style>
    <style:style style:name="T3" style:family="text">
      <style:text-properties officeooo:rsid="000279dc"/>
    </style:style>
    <style:style style:name="T4" style:family="text">
      <style:text-properties officeooo:rsid="0002f3d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09/09/2016 à 13:30</text:span></text:h>
      <text:h text:style-name="Heading_20_3" text:outline-level="3">Les nombres dans les ordinateurs</text:h>
      <text:p text:style-name="Text_20_body">Au JDC</text:p>
      <text:p text:style-name="Text_20_body"><text:span text:style-name="Strong_20_Emphasis">Les nombres binaires, décimaux et hexadécimaux dans les ordinateurs</text:span></text:p>
      <text:p text:style-name="Text_20_body">Voir la séquence de cours <text:a xlink:type="simple" xlink:href="http://info.sio2.be/infobase/2/4.php" text:style-name="Internet_20_link" text:visited-style-name="Visited_20_Internet_20_Link">http://info.sio2.be/infobase/2/4.php</text:a> et <text:a xlink:type="simple" xlink:href="http://info.sio2.be/infobase/2/5.php" text:style-name="Internet_20_link" text:visited-style-name="Visited_20_Internet_20_Link">http://info.sio2.be/infobase/2/5.php</text:a> (répondre aux questions QCM)</text:p>
      <text:p text:style-name="Text_20_body">Regarder la vidéo</text:p>
      <text:p text:style-name="Text_20_body">https://youtu.be/fkipiLYVXBg</text:p>
      <text:p text:style-name="Text_20_body">puis répondre aux questions suivantes en expliquant la méthode utilisée pour trouver la réponse:</text:p>
      <text:p text:style-name="Text_20_body">Quelle est la valeur en décimal des nombres binaires suivants :</text:p>
      <text:list xml:id="list1746346975" text:style-name="L1">
        <text:list-item>
          <text:p text:style-name="P1">1011</text:p>
        </text:list-item>
        <text:list-item>
          <text:p text:style-name="P1">11011</text:p>
        </text:list-item>
        <text:list-item>
          <text:p text:style-name="P1">10000000</text:p>
        </text:list-item>
      </text:list>
      <text:p text:style-name="Text_20_body">Comment s’écrit en binaire</text:p>
      <text:list xml:id="list3788408666" text:style-name="L2">
        <text:list-item>
          <text:p text:style-name="P2">le nombre 1024</text:p>
        </text:list-item>
        <text:list-item>
          <text:p text:style-name="P2">les nombres 1023 et 1025</text:p>
        </text:list-item>
        <text:list-item>
          <text:p text:style-name="P2">le nombre 32768</text:p>
        </text:list-item>
        <text:list-item>
          <text:p text:style-name="P2">le nombre 32767</text:p>
        </text:list-item>
      </text:list>
      <text:h text:style-name="Heading_20_1" text:outline-level="1"><text:span text:style-name="Strong_20_Emphasis">16/09/2016 à 14:00 (00:50) </text:span></text:h>
      <text:h text:style-name="Heading_20_3" text:outline-level="3"><text:bookmark text:name="unEnonce"/>Des ordinateurs et des textes</text:h>
      <text:p text:style-name="Text_20_body">Voir la vidéo</text:p>
      <text:p text:style-name="Text_20_body">https://youtu.be/6nbDoXKC5fQ</text:p>
      <text:h text:style-name="Heading_20_3" text:outline-level="3">Des ordinateurs et des images</text:h>
      <text:p text:style-name="Text_20_body">Voir la vidéo</text:p>
      <text:p text:style-name="Text_20_body">https://youtu.be/92DjIHtLfD0</text:p>
      <text:p text:style-name="Text_20_body">Traduire en ASCII étendu le premier vers d’un poème de Rimbaud. Soumettre cette traduction à un autre élève qui devra le décoder.</text:p>
      <text:p text:style-name="Text_20_body">Écris un mot secret d’au moins 10 lettres en binaire (code ASCII étendu). Soumettre la traduction à un autre élève qui devra le décoder. Pour corser le jeu, ne pas séparer clairement les octets.</text:p>
      <text:p text:style-name="Text_20_body"><text:soft-page-break/>Quel est le poids, en KB d'une photo en 24 bits par pixel prise avec un appareil photo dont la définition du capteur atteint 12 Mpx ? Justifie ton calcul.</text:p>
      <text:h text:style-name="Heading_20_1" text:outline-level="1"><text:span text:style-name="Strong_20_Emphasis">23/09/2016 </text:span></text:h>
      <text:p text:style-name="Text_20_body"/>
      <text:p text:style-name="Text_20_body"><text:span text:style-name="Strong_20_Emphasis"/></text:p>
      <text:p text:style-name="Text_20_body"/>
      <text:p text:style-name="Text_20_body"><text:bookmark text:name="unEnonce2"/>Voir les vidéos suivantes et reproduire ce qui y est exposé.<text:line-break/>Si tu connais déjà bien tout ce qui est exposé, passe directement à la dernière vidéo.</text:p>
      <text:p text:style-name="Text_20_body"><text:a xlink:type="simple" xlink:href="https://youtu.be/4mRhDR1d7P0" text:style-name="Internet_20_link" text:visited-style-name="Visited_20_Internet_20_Link">https://youtu.be/4mRhDR1d7P0</text:a></text:p>
      <text:p text:style-name="Text_20_body"><text:a xlink:type="simple" xlink:href="https://youtu.be/C8CswRTuRNQ" text:style-name="Internet_20_link" text:visited-style-name="Visited_20_Internet_20_Link">https://youtu.be/C8CswRTuRNQ</text:a></text:p>
      <text:p text:style-name="Text_20_body"><text:a xlink:type="simple" xlink:href="https://youtu.be/yfWioIuGAlI" text:style-name="Internet_20_link" text:visited-style-name="Visited_20_Internet_20_Link">https://youtu.be/yfWioIuGAlI</text:a></text:p>
      <text:p text:style-name="Text_20_body"><text:a xlink:type="simple" xlink:href="https://youtu.be/aFMXTj7IlKQ" text:style-name="Internet_20_link" text:visited-style-name="Visited_20_Internet_20_Link">https://youtu.be/aFMXTj7IlKQ</text:a></text:p>
      <text:p text:style-name="Text_20_body"><text:a xlink:type="simple" xlink:href="https://youtu.be/x0lsg0wuMlc" text:style-name="Internet_20_link" text:visited-style-name="Visited_20_Internet_20_Link">https://youtu.be/x0lsg0wuMlc</text:a></text:p>
      <text:p text:style-name="P14"><text:a xlink:type="simple" xlink:href="https://youtu.be/FCCyVCvN2bo" text:style-name="Internet_20_link" text:visited-style-name="Visited_20_Internet_20_Link">https://youtu.be/FCCyVCvN2bo</text:a></text:p>
      <text:h text:style-name="Heading_20_1" text:outline-level="1"><text:span text:style-name="Strong_20_Emphasis">30/09/2016 </text:span></text:h>
      <text:p text:style-name="Text_20_body"><text:bookmark text:name="unEnonce3"/>1. Assure-toi que tu es capable de tracer un diagramme de type XY avec le tableur. Les données numériques types sont des résultats d'expériences.<text:line-break/>Si nécessaire, approfondis cette matière en posant les questions suffisantes.<text:line-break/>Les diagrammes à deux axes peuvent momentanément être négligés.</text:p>
      <text:p text:style-name="Text_20_body">2. Si le point 1 est acquis. étudie les notions de références absolues et relatives à l'aide de la vidéo suivante:</text:p>
      <text:p text:style-name="Text_20_body">https://youtu.be/2V5ddnu-Fp4</text:p>
      <text:p text:style-name="Text_20_body">Reproduis les exemples donnés.</text:p>
      <text:p text:style-name="Text_20_body">3. Si le point 2 est acquis: modélisation des courses en taxi</text:p>
      <text:p text:style-name="Text_20_body">Dans le Isnd/docs, tu trouveras le document modelisation_taxi.ods. Enregistre ce document et complète-le.<text:line-break/>Dans la colonne B, indique les formules qui vont bien pour obtenir les valeurs de prix de la course si le coût de la prise en charge est donné en F1 et le coût par km est donnée en H1.<text:line-break/>Rappel: prix de la course = prise en charge + distance * prix/km<text:line-break/>Change les valeurs de la prise en charge et du prix par km pour vérifier que les prix de la course sont automatiquement mises à jour.</text:p>
      <text:h text:style-name="Heading_20_1" text:outline-level="1"><text:soft-page-break/><text:span text:style-name="Strong_20_Emphasis">07/10/2016 </text:span></text:h>
      <text:p text:style-name="Text_20_body"><text:bookmark text:name="unEnonce4"/>1. Mise au net des mesures prises au labo et tracé du diagramme correspondant.</text:p>
      <text:p text:style-name="Text_20_body">2. Regarder et reproduire le contenu de la vidéo suivante:</text:p>
      <text:p text:style-name="Text_20_body"><text:a xlink:type="simple" xlink:href="https://youtu.be/Po2QF8oGUus" text:style-name="Internet_20_link" text:visited-style-name="Visited_20_Internet_20_Link">https://youtu.be/Po2QF8oGUus</text:a></text:p>
      <text:p text:style-name="Text_20_body"><text:a xlink:type="simple" xlink:href="https://youtu.be/nNQbjCM6mGw" text:style-name="Internet_20_link" text:visited-style-name="Visited_20_Internet_20_Link">https://youtu.be/nNQbjCM6mGw</text:a></text:p>
      <text:p text:style-name="Text_20_body"><text:a xlink:type="simple" xlink:href="https://youtu.be/OsOXX8IZT3M" text:style-name="Internet_20_link" text:visited-style-name="Visited_20_Internet_20_Link">https://youtu.be/OsOXX8IZT3M</text:a></text:p>
      <text:h text:style-name="Heading_20_1" text:outline-level="1"><text:span text:style-name="Strong_20_Emphasis">14/10/2016 </text:span></text:h>
      <text:p text:style-name="Text_20_body"><text:bookmark text:name="unEnonce5"/>1. Mise au net des mesures prises au labo et tracé des diagrammes correspondants. La structure générale du rapport de laboratoire est donnée par le professeur de physique.</text:p>
      <text:p text:style-name="Text_20_body">2. Utiliser la régression linéaire (voir JDC du 7/10) afin d'établir l'équation de la droite tracée dans le diagramme.</text:p>
      <text:p text:style-name="Text_20_body">3. Apprendre à utiliser le module "Math" de LibreOffice pour rédiger le rapport de laboratoire correspondant. Voir le cours: <text:a xlink:type="simple" xlink:href="http://info.sio2.be/tdtooo/7/index.php" text:style-name="Internet_20_link" text:visited-style-name="Visited_20_Internet_20_Link">http://info.sio2.be/tdtooo/7/</text:a></text:p>
      <text:p text:style-name="Text_20_body">4. Dans le rapport de laboratoire, introduire</text:p>
      <text:list xml:id="list119554610" text:style-name="L3">
        <text:list-item>
          <text:p text:style-name="P15">les résultats en tableaux provenant de Calc, </text:p>
        </text:list-item>
        <text:list-item>
          <text:p text:style-name="P15">les diagrammes créés avec Calc, </text:p>
        </text:list-item>
        <text:list-item>
          <text:p text:style-name="P3">les formules écrites avec Math. </text:p>
        </text:list-item>
      </text:list>
      <text:h text:style-name="Heading_20_1" text:outline-level="1"><text:span text:style-name="Strong_20_Emphasis">28/10/2016 </text:span></text:h>
      <text:p text:style-name="Text_20_body"><text:bookmark text:name="unEnonce6"/>1. Voir et utiliser les informations de la vidéo suivante pour le rapport de laboratoire sur la bulle d'air.</text:p>
      <text:p text:style-name="Text_20_body"><text:a xlink:type="simple" xlink:href="https://youtu.be/OsOXX8IZT3M" text:style-name="Internet_20_link" text:visited-style-name="Visited_20_Internet_20_Link">https://youtu.be/OsOXX8IZT3M</text:a></text:p>
      <text:p text:style-name="Text_20_body">2. Voir la vidéo suivante et réaliser le même travail sur le document à votre disposition dans les Isnd/docs: "Initiation au traitement de texte"</text:p>
      <text:p text:style-name="Text_20_body"><text:a xlink:type="simple" xlink:href="https://youtu.be/ibYfVVHTSME" text:style-name="Internet_20_link" text:visited-style-name="Visited_20_Internet_20_Link">https://youtu.be/ibYfVVHTSME</text:a> </text:p>
      <text:p text:style-name="Text_20_body">3. Reprendre le rapport de laboratoire et utiliser les techniques adéquates pour les titres et une table des matières</text:p>
      <text:h text:style-name="Heading_20_1" text:outline-level="1"><text:span text:style-name="Strong_20_Emphasis">18/11/2016 </text:span></text:h>
      <text:p text:style-name="Text_20_body"><text:bookmark text:name="unEnonce7"/>1. Finalisation du rapport de laboratoire entamé au cours du 14/10</text:p>
      <text:list xml:id="list19414051" text:style-name="L4">
        <text:list-item>
          <text:p text:style-name="P16">Ce rapport de labo est réalisé dans le traitement de textes. </text:p>
        </text:list-item>
        <text:list-item>
          <text:p text:style-name="P16">Il contient des formules physiques/mathématiques correctement présentées </text:p>
        </text:list-item>
        <text:list-item>
          <text:p text:style-name="P16">On y trouve le tableau des mesures effectuées au labo </text:p>
        </text:list-item>
        <text:list-item>
          <text:p text:style-name="P16">On y trouve le diagramme correspondant, avec les barres d'erreurs </text:p>
        </text:list-item>
        <text:list-item>
          <text:p text:style-name="P16"><text:soft-page-break/>On y trouve l'étude par régression linéaire et la conclusion quant à la loi physique derrière le phénomène </text:p>
        </text:list-item>
        <text:list-item>
          <text:p text:style-name="P16">Le texte du rapport de laboratoire est le même que celui qui a été rédigé manuellement </text:p>
        </text:list-item>
        <text:list-item>
          <text:p text:style-name="P4">Le logiciel de traitement de textes est utilisé correctement en utilisant les notions vues au cours pour les titres et la présentation. Une table des matières sommaire est présente. </text:p>
        </text:list-item>
      </text:list>
      <text:p text:style-name="Text_20_body">2. Regarder et reproduire le contenu de la vidéo</text:p>
      <text:p text:style-name="Standard"><text:a xlink:type="simple" xlink:href="https://youtu.be/gF6LGQLiAt8" text:style-name="Internet_20_link" text:visited-style-name="Visited_20_Internet_20_Link">https://youtu.be/gF6LGQLiAt8</text:a></text:p>
      <text:h text:style-name="Heading_20_1" text:outline-level="1"><text:span text:style-name="Strong_20_Emphasis">25/11/2016 </text:span></text:h>
      <text:p text:style-name="Text_20_body"><text:bookmark text:name="unEnonce9"/>1. Regarder et reproduire le contenu de la vidéo</text:p>
      <text:p text:style-name="Standard"><text:a xlink:type="simple" xlink:href="https://youtu.be/glkOFyEQkN8" text:style-name="Internet_20_link" text:visited-style-name="Visited_20_Internet_20_Link">https://youtu.be/glkOFyEQkN8</text:a></text:p>
      <text:p text:style-name="Text_20_body">2. Avec le tableur, réaliser le diagramme de bilan pour la réaction</text:p>
      <text:p text:style-name="Text_20_body">NaOH + HCl  --&gt;  NaCl + H2O</text:p>
      <text:p text:style-name="Text_20_body">si l'on fait réagir 0,3 mol NaOH avec 0,3 mol HCl<text:line-break/>Considérer 3 points jusqu'à l'équivalence et 3 points au-delà.</text:p>
      <text:p text:style-name="Text_20_body">2. Même question si l'on introduit 0,6 mol HCl<text:line-break/>Quelle différence cela fait-il?</text:p>
      <text:p text:style-name="Text_20_body">3. Même question pour la réaction</text:p>
      <text:p text:style-name="Text_20_body">Mg  + HNO3  --&gt;  Mg(NO3)2  + H2 </text:p>
      <text:h text:style-name="Heading_20_1" text:outline-level="1"><text:span text:style-name="Strong_20_Emphasis">02/12/2016 </text:span></text:h>
      <text:p text:style-name="Text_20_body"><text:bookmark text:name="unEnonce10"/><text:span text:style-name="Strong_20_Emphasis"><text:span text:style-name="T1">Attention, ce ne sont pas des exercices de cinétique: seulement des diagrammes de bilan à réaliser avec le tableur.</text:span></text:span><text:span text:style-name="Strong_20_Emphasis"><text:line-break/></text:span><text:span text:style-name="Strong_20_Emphasis"><text:span text:style-name="T2">Conseil: réfléchir en groupe à une méthode de travail avant de démarrer le logiciel.<text:line-break/>Si nécessaire, revoir la vidéo </text:span></text:span></text:p>
      <text:p text:style-name="Standard"><text:a xlink:type="simple" xlink:href="https://youtu.be/gF6LGQLiAt8" text:style-name="Internet_20_link" text:visited-style-name="Visited_20_Internet_20_Link">https://youtu.be/gF6LGQLiAt8</text:a></text:p>
      <text:p text:style-name="Text_20_body">1. Avec le tableur, réaliser le diagramme de bilan pour la réaction</text:p>
      <text:p text:style-name="Text_20_body">NaOH + HCl  --&gt;  NaCl + H2O</text:p>
      <text:p text:style-name="Text_20_body">si l'on fait réagir 20 ml NaOH 0,30M avec HCl 0,30M<text:line-break/>Considérer 10 points jusqu'à l'équivalence et 10 points au-delà.<text:line-break/>Tous les calculs sont réalisés par le logiciel avec les formules qui conviennent.</text:p>
      <text:p text:style-name="Text_20_body">Sur l'axe Y, on indique le nombre de moles, sur l'axe x, les volumes de HCl introduits.</text:p>
      <text:p text:style-name="Text_20_body">2. Même question si l'on introduit HCl 0,20M<text:line-break/>Quelle différence cela fait-il?</text:p>
      <text:p text:style-name="Text_20_body">3. Même question pour la réaction</text:p>
      <text:p text:style-name="Text_20_body">Mg  + HNO3  --&gt;  Mg(NO3)2  + H2 </text:p>
      <text:p text:style-name="Text_20_body"><text:soft-page-break/>si l'on introduit 3g de Mg et une solution 0.20M en HNO3.</text:p>
      <text:h text:style-name="Heading_20_1" text:outline-level="1"><text:span text:style-name="Strong_20_Emphasis">27/01/2017 </text:span></text:h>
      <text:h text:style-name="Heading_20_2" text:outline-level="2"><text:bookmark text:name="unEnonce11"/>Introduction à la programmation en langage Python</text:h>
      <text:p text:style-name="Text_20_body">Prise de contact avec l'interpréteur Python. Apprendre à distinguer les deux principaux types d'informations traitées en langage Python.</text:p>
      <text:p text:style-name="Standard"><text:a xlink:type="simple" xlink:href="https://youtu.be/GU0i4fqv894" text:style-name="Internet_20_link" text:visited-style-name="Visited_20_Internet_20_Link">https://youtu.be/GU0i4fqv894</text:a></text:p>
      <text:p text:style-name="Text_20_body">Arithmétique de base et notion de variable</text:p>
      <text:p text:style-name="Standard"><text:a xlink:type="simple" xlink:href="https://youtu.be/_rxQyBKJvxQ" text:style-name="Internet_20_link" text:visited-style-name="Visited_20_Internet_20_Link">https://youtu.be/_rxQyBKJvxQ</text:a></text:p>
      <text:h text:style-name="Heading_20_3" text:outline-level="3">Exercices</text:h>
      <text:p text:style-name="Text_20_body">Pour ces exercices, utiliser la même méthode que pour le calcul de la surface d’un rectangle qui est présentée dans la vidéo.</text:p>
      <text:list xml:id="list2323917011" text:style-name="L5">
        <text:list-item>
          <text:p text:style-name="P5">Dans le terminal, écris la suite des instructions qui permettront de calculer la surface d’un triangle. Réfléchis d’abord aux informations nécessaires pour faire ce calcul.</text:p>
        </text:list-item>
        <text:list-item>
          <text:p text:style-name="P5">Écris la suite des instructions qui permettront de calculer le volume d’un parallélépipède rectangle. Réfléchis d’abord aux informations nécessaires pour faire ce calcul.</text:p>
        </text:list-item>
        <text:list-item>
          <text:p text:style-name="P5">Écris la suite des instructions qui permettront de calculer le volume d’une sphère. Réfléchis d’abord aux informations nécessaires pour faire ce calcul.</text:p>
        </text:list-item>
        <text:list-item>
          <text:p text:style-name="P5">Écris la suite des instructions qui permettront de calculer le nombre de moles dans 50g d’acide sulfurique.</text:p>
        </text:list-item>
        <text:list-item>
          <text:p text:style-name="P5">Écris la suite des instructions qui permettront de calculer le nombre de moles dans une certaine quantité d’une substance. Réfléchis d’abord aux informations nécessaires pour faire ce calcul.</text:p>
        </text:list-item>
      </text:list>
      <text:p text:style-name="Text_20_body">Pour celles et ceux qui ont fini...</text:p>
      <text:p text:style-name="Standard"><text:a xlink:type="simple" xlink:href="https://youtu.be/IWqyWeuXa8E" text:style-name="Internet_20_link" text:visited-style-name="Visited_20_Internet_20_Link">https://youtu.be/IWqyWeuXa8E</text:a></text:p>
      <text:h text:style-name="Heading_20_1" text:outline-level="1"><text:span text:style-name="Strong_20_Emphasis">17/02/2017 </text:span></text:h>
      <text:p text:style-name="Text_20_body"><text:bookmark text:name="unEnonce12"/>Regarder et reproduire le contenu de la vidéo. Attention, il s'agit d'un point de théorie un peu ardu...</text:p>
      <text:p text:style-name="Standard"><text:a xlink:type="simple" xlink:href="https://youtu.be/1LYw-pexSWs" text:style-name="Internet_20_link" text:visited-style-name="Visited_20_Internet_20_Link">https://youtu.be/1LYw-pexSWs</text:a> <text:span text:style-name="T4">(types d’informations et notion de fonction)</text:span></text:p>
      <text:p text:style-name="Text_20_body">Regarder et reproduire le contenu de la vidéo</text:p>
      <text:p text:style-name="Standard"><text:a xlink:type="simple" xlink:href="https://youtu.be/IWqyWeuXa8E" text:style-name="Internet_20_link" text:visited-style-name="Visited_20_Internet_20_Link">https://youtu.be/IWqyWeuXa8E</text:a> <text:span text:style-name="T4">(écrire des programmes en langage Python)</text:span></text:p>
      <text:p text:style-name="Text_20_body">En tenant compte des informations des deux vidéos, écrire</text:p>
      <text:list xml:id="list2783519861" text:style-name="L6">
        <text:list-item>
          <text:p text:style-name="P17">un programme qui calcule la position d'un mobile en MRU dont l'utilisateur fournit la vitesse et le temps de parcours. </text:p>
        </text:list-item>
        <text:list-item>
          <text:p text:style-name="P6">un programme qui calcule la position d'un mobile en MRUA dont l'utilisateur fournit l'accélération, la vitesse initiale et le temps de mouvement. </text:p>
        </text:list-item>
      </text:list>
      <text:h text:style-name="Heading_20_1" text:outline-level="1"><text:soft-page-break/><text:span text:style-name="Strong_20_Emphasis">24/02/2017 </text:span></text:h>
      <text:h text:style-name="Heading_20_3" text:outline-level="3"><text:bookmark text:name="unEnonce13"/>Les listes: un nouveau type de variable</text:h>
      <text:p text:style-name="Standard"><text:a xlink:type="simple" xlink:href="https://youtu.be/dni15AdaLQc" text:style-name="Internet_20_link" text:visited-style-name="Visited_20_Internet_20_Link">https://youtu.be/dni15AdaLQc</text:a></text:p>
      <text:h text:style-name="Heading_20_3" text:outline-level="3">La boucle "for" en langage Python</text:h>
      <text:p text:style-name="Standard"><text:a xlink:type="simple" xlink:href="https://youtu.be/dOVPyzr0HO4" text:style-name="Internet_20_link" text:visited-style-name="Visited_20_Internet_20_Link">https://youtu.be/dOVPyzr0HO4</text:a></text:p>
      <text:h text:style-name="Heading_20_3" text:outline-level="3">Simulation de la chute libre</text:h>
      <text:p text:style-name="Text_20_body">Voir la vidéo</text:p>
      <text:p text:style-name="Standard"><text:a xlink:type="simple" xlink:href="https://youtu.be/CvJk8oSdFXQ" text:style-name="Internet_20_link" text:visited-style-name="Visited_20_Internet_20_Link">https://youtu.be/CvJk8oSdFXQ</text:a></text:p>
      <text:h text:style-name="Heading_20_1" text:outline-level="1"><text:span text:style-name="Strong_20_Emphasis">10/03/2017 </text:span></text:h>
      <text:h text:style-name="Heading_20_3" text:outline-level="3"><text:bookmark text:name="unEnonce14"/>Modélisation du tir oblique (version 1)</text:h>
      <text:p text:style-name="Text_20_body">Voir la vidéo suivante. Afin de gagner du temps, je vous encourage à passer très rapidement sur toutes les explications relatives à l'importation des informations dans le tableur (déjà fait dans la vidéo du cours précédent).</text:p>
      <text:p text:style-name="Standard"><text:a xlink:type="simple" xlink:href="https://youtu.be/oSFy31pLkeE" text:style-name="Internet_20_link" text:visited-style-name="Visited_20_Internet_20_Link">https://youtu.be/oSFy31pLkeE</text:a></text:p>
      <text:h text:style-name="Heading_20_3" text:outline-level="3"><text:span text:style-name="T3">Modélisation</text:span> du tir oblique (version 2)</text:h>
      <text:p text:style-name="Text_20_body">Voir la vidéo</text:p>
      <text:p text:style-name="Standard"><text:a xlink:type="simple" xlink:href="https://youtu.be/ABDor2W8pMs" text:style-name="Internet_20_link" text:visited-style-name="Visited_20_Internet_20_Link">https://youtu.be/ABDor2W8pMs</text:a></text:p>
      <text:h text:style-name="Heading_20_1" text:outline-level="1"><text:span text:style-name="Strong_20_Emphasis">17/03/2017 </text:span></text:h>
      <text:p text:style-name="Text_20_body"><text:bookmark text:name="unEnonce15"/><text:span text:style-name="Strong_20_Emphasis">Important</text:span>: si les applications ne sont pas terminées, voir les vidéos concernant:</text:p>
      <text:list xml:id="list1015435533" text:style-name="L7">
        <text:list-item>
          <text:p text:style-name="P18">la boucle "for" </text:p>
        </text:list-item>
        <text:list-item>
          <text:p text:style-name="P7">la boucle "while" </text:p>
        </text:list-item>
      </text:list>
      <text:p text:style-name="Text_20_body">Voir et reproduire la vidéo</text:p>
      <text:p text:style-name="Standard"><text:a xlink:type="simple" xlink:href="https://youtu.be/Bfb638qMvYo" text:style-name="Internet_20_link" text:visited-style-name="Visited_20_Internet_20_Link">https://youtu.be/Bfb638qMvYo</text:a></text:p>
      <text:p text:style-name="Text_20_body">Objectif pour le troisième trimestre:</text:p>
      <text:p text:style-name="Text_20_body">Réaliser un jeu dans lequel on simule un tir oblique</text:p>
      <text:list xml:id="list2034490878" text:style-name="L8">
        <text:list-item>
          <text:p text:style-name="P19">On fixe, dans le programme, un angle de tir et une vitesse initiale pour un dispositif de lancer de tartes à la crème </text:p>
        </text:list-item>
        <text:list-item>
          <text:p text:style-name="P19">le joueur tente de deviner la distance à laquelle aterrit la tarte </text:p>
        </text:list-item>
        <text:list-item>
          <text:p text:style-name="P19">si le pari est gagné à 5 mètre près, le joueur est félicité, sinon, il peut rejouer </text:p>
        </text:list-item>
        <text:list-item>
          <text:p text:style-name="P8">Le jeu s'arrête quand le joueur a gagné </text:p>
        </text:list-item>
      </text:list>
      <text:p text:style-name="Text_20_body">S'entendre avec des élèves du cours d'économie pour faire la promotion et la vente du logiciel sur un App Store.</text:p>
      <text:h text:style-name="Heading_20_1" text:outline-level="1"><text:soft-page-break/><text:span text:style-name="Strong_20_Emphasis">24/03/2017 </text:span></text:h>
      <text:p text:style-name="Text_20_body"><text:bookmark text:name="unEnonce16"/>Réaliser un jeu dans lequel on simule un tir oblique</text:p>
      <text:list xml:id="list2986008348" text:style-name="L9">
        <text:list-item>
          <text:p text:style-name="P20">On fixe, dans le programme, la distance à laquelle se trouve la cible (et le rayon de celle-ci </text:p>
        </text:list-item>
        <text:list-item>
          <text:p text:style-name="P20">le joueur tente de deviner un angle de tir et une vitesse initiale pour un dispositif de lancer de tartes à la crème </text:p>
        </text:list-item>
        <text:list-item>
          <text:p text:style-name="P20">si le pari est gagné au rayon de la cible près, le joueur est félicité, sinon, il peut rejouer </text:p>
        </text:list-item>
        <text:list-item>
          <text:p text:style-name="P9">Le jeu s'arrête quand le joueur a gagné </text:p>
        </text:list-item>
      </text:list>
      <text:p text:style-name="Text_20_body">S'entendre avec des élèves du cours d'économie pour faire la promotion et la vente du logiciel sur un App Store.</text:p>
      <text:p text:style-name="Text_20_body"> Voir le site <text:a xlink:type="simple" xlink:href="http://pythonfiddle.com/" text:style-name="Internet_20_link" text:visited-style-name="Visited_20_Internet_20_Link">http://pythonfiddle.com/</text:a></text:p>
      <text:h text:style-name="Heading_20_1" text:outline-level="1"><text:span text:style-name="Strong_20_Emphasis">21/04/2017 </text:span></text:h>
      <text:p text:style-name="Text_20_body"><text:bookmark text:name="unEnonce17"/>Tu viens de lire une annonce émanant de Walibi. Ils engagent, pour toute la saison d'été, des étudiants pour assurer l'animation dans le parc d'attraction.</text:p>
      <text:p text:style-name="Text_20_body">Les candidats sont invités à envoyer un CV et une lettre de motivation.</text:p>
      <text:p text:style-name="Text_20_body">Rédige ces deux documents.</text:p>
      <text:p text:style-name="Text_20_body">Envoie les deux documents par mail aux 5 suivants dans le groupe, dans l'ordre alphabétique. La liste des adresses est disponible dans ISND/docs.</text:p>
      <text:p text:style-name="Text_20_body">Pour le prochain cours, préparer individuellement ou par groupe de deux, une application simple en langage Python différente de celles qui ont été directement envisagées au cours.<text:line-break/>Tu y montreras ta maîtrise des différents concepts appris dans le cours, y compris la boucle ("while" ou "for").</text:p>
      <text:h text:style-name="Heading_20_1" text:outline-level="1"><text:span text:style-name="Strong_20_Emphasis">28/04/2017 </text:span></text:h>
      <text:list xml:id="list1164831048" text:style-name="L10">
        <text:list-item>
          <text:p text:style-name="P10"><text:bookmark text:name="unEnonce18"/>Terminer la rédaction des CD et lettres de motivation</text:p>
        </text:list-item>
        <text:list-item>
          <text:p text:style-name="P10">Envoyer les deux documents par mail à 5 suivants dans l’ordre alphabétique</text:p>
        </text:list-item>
        <text:list-item>
          <text:p text:style-name="P10">Récupérer les documents envoyés par les précédents et</text:p>
          <text:list>
            <text:list-item>
              <text:p text:style-name="P10">y repérer les points forts</text:p>
            </text:list-item>
            <text:list-item>
              <text:p text:style-name="P10">y repérer les points faibles</text:p>
            </text:list-item>
          </text:list>
        </text:list-item>
        <text:list-item>
          <text:p text:style-name="P10">Créer par groupes une liste des points forts nécessaires et des points faibles à éviter</text:p>
        </text:list-item>
      </text:list>
      <text:h text:style-name="Heading_20_1" text:outline-level="1"><text:span text:style-name="Strong_20_Emphasis">05/05/2017 </text:span></text:h>
      <text:h text:style-name="Heading_20_3" text:outline-level="3"><text:bookmark text:name="unEnonce19"/>Références</text:h>
      <text:list xml:id="list3188148856" text:style-name="L11">
        <text:list-item>
          <text:p text:style-name="P21">RV sur le site web <text:a xlink:type="simple" xlink:href="http://www.actiris.be/" text:style-name="Internet_20_link" text:visited-style-name="Visited_20_Internet_20_Link">http://www.actiris.be</text:a>/ =&gt; français </text:p>
        </text:list-item>
        <text:list-item>
          <text:p text:style-name="P21">Chercher la rubrique "Conseils emploi" </text:p>
        </text:list-item>
        <text:list-item>
          <text:p text:style-name="P21"><text:soft-page-break/>Ouvrir trois onglets sur </text:p>
          <text:list>
            <text:list-item>
              <text:p text:style-name="P21">CV </text:p>
            </text:list-item>
            <text:list-item>
              <text:p text:style-name="P21">lettre de motivation </text:p>
            </text:list-item>
            <text:list-item>
              <text:p text:style-name="P11">postuler par mail </text:p>
            </text:list-item>
          </text:list>
        </text:list-item>
      </text:list>
      <text:h text:style-name="Heading_20_3" text:outline-level="3">Analyse des candidatures</text:h>
      <text:p text:style-name="Text_20_body">Pour chacune des mails de candidature reçus, passe en revue les conseils d'Actiris (pour le CV, la lettre de motivation et le mail).<text:line-break/>Indique les points forts et les points faibles (il n'est pas nécessaire d'être désagréable).</text:p>
      <text:p text:style-name="Text_20_body">Retourne ton analyse au candidat.</text:p>
      <text:h text:style-name="Heading_20_1" text:outline-level="1"><text:span text:style-name="Strong_20_Emphasis">19/05/2017 </text:span></text:h>
      <text:p text:style-name="Text_20_body"><text:bookmark text:name="unEnonce20"/>1. Sélection des meilleurs CV et élaboration de la liste des critères</text:p>
      <text:p text:style-name="Text_20_body">Envoyer un mail à <text:a xlink:type="simple" xlink:href="mailto:ymairesse@isnd.be" text:style-name="Internet_20_link" text:visited-style-name="Visited_20_Internet_20_Link">ymairesse@isnd.be</text:a> avec, en PJ, le meilleur CV et la meilleure lettre de motivation reçue. Objet = " Best of CV + motivation".<text:line-break/>Dans le texte, indiquer les raisons du choix pour le CV et la lettre de motivation.</text:p>
      <text:p text:style-name="Text_20_body">2. Regarder et reproduire le contenu de la vidéo suivante:</text:p>
      <text:p text:style-name="Text_20_body"><text:a xlink:type="simple" xlink:href="https://youtu.be/QI5GBFlNpVw" text:style-name="Internet_20_link" text:visited-style-name="Visited_20_Internet_20_Link">https://youtu.be/QI5GBFlNpVw</text:a></text:p>
      <text:p text:style-name="Text_20_body">À l'aide du logiciel Avogadro, dessine les molécules suivantes puis exécute la consigne:</text:p>
      <text:list xml:id="list2853027783" text:style-name="L12">
        <text:list-item>
          <text:p text:style-name="P22">CCl₄ (tétrachlorométhane) : mesurer les angles entre les Cl </text:p>
        </text:list-item>
        <text:list-item>
          <text:p text:style-name="P22">BF₃ : mesurer les angles entre les F </text:p>
        </text:list-item>
        <text:list-item>
          <text:p text:style-name="P22">PCl₃ : mesurer les angles entre les Cl </text:p>
        </text:list-item>
        <text:list-item>
          <text:p text:style-name="P22">OPCl₃ : mesurer les angles entre les Cl et entre Cl et O </text:p>
        </text:list-item>
        <text:list-item>
          <text:p text:style-name="P22">CH₂Cl₂ </text:p>
        </text:list-item>
        <text:list-item>
          <text:p text:style-name="P22">H₂SO₄ </text:p>
        </text:list-item>
        <text:list-item>
          <text:p text:style-name="P22">H₃PO₄ </text:p>
        </text:list-item>
        <text:list-item>
          <text:p text:style-name="P22">SOCl₂ </text:p>
        </text:list-item>
        <text:list-item>
          <text:p text:style-name="P22">CF₂Cl₂ (fréon) : mesurer les longueurs de liaisons et interpréter </text:p>
        </text:list-item>
        <text:list-item>
          <text:p text:style-name="P22">C₂H₆ (éthane) : observer la disposition des atomes d’Hydrogène </text:p>
        </text:list-item>
        <text:list-item>
          <text:p text:style-name="P22">C₃H₈ (propane) : observer la disposition des atomes C et H </text:p>
        </text:list-item>
        <text:list-item>
          <text:p text:style-name="P22">C₂H₄ (éthène) : observer la disposition des atomes C et H </text:p>
        </text:list-item>
        <text:list-item>
          <text:p text:style-name="P22">C₂H₂ (éthyne ou acéthylène) : observer la disposition des atomes C et H </text:p>
        </text:list-item>
        <text:list-item>
          <text:p text:style-name="P22">C₂H₂Cl₂ (dichloréthylène): dessiner les deux isomères possibles </text:p>
        </text:list-item>
        <text:list-item>
          <text:p text:style-name="P22">C₆H₁₂ (cyclohexane) : observer la disposition des atomes C en visualisation bâtonnets; tenter d’obtenir la forme « chaise » et la forme « bateau » </text:p>
        </text:list-item>
        <text:list-item>
          <text:p text:style-name="P22">C₆H₆ (benzène) : observer la disposition des atomes C </text:p>
        </text:list-item>
        <text:list-item>
          <text:p text:style-name="P22">C₆H₁₂O₆ (glucose) </text:p>
        </text:list-item>
        <text:list-item>
          <text:p text:style-name="P12">Sarin (un seul énantiomère) </text:p>
        </text:list-item>
      </text:list>
      <text:h text:style-name="Heading_20_1" text:outline-level="1"><text:soft-page-break/><text:span text:style-name="Strong_20_Emphasis">02/06/2017 </text:span></text:h>
      <text:p text:style-name="Text_20_body"><text:bookmark text:name="unEnonce21"/>Dans un document "texte", présente, en vis-à-vis,</text:p>
      <text:list xml:id="list2409717702" text:style-name="L13">
        <text:list-item>
          <text:p text:style-name="P23">des captures d'écran des molécules 9 à 16 (voir JDC du 19/05)<text:line-break/>et </text:p>
        </text:list-item>
        <text:list-item>
          <text:p text:style-name="P13">les caractéristiques géométriques que tu repères et dont il a été question au cours de chimie (disposition des atomes, angles de liaisons, distance inter-atomiques, isomérie,...) </text:p>
        </text:list-item>
      </text:list>
      <text:p text:style-name="Text_20_body">Pour rappel: Maj + PrtScr permet la capture d'une partie de l'éc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airesse</meta:initial-creator>
    <meta:creation-date>2017-09-19T07:16:59.797474877</meta:creation-date>
    <dc:date>2017-09-19T08:50:17.998284102</dc:date>
    <dc:creator>Yves Mairesse</dc:creator>
    <meta:editing-duration>PT1H11M6S</meta:editing-duration>
    <meta:editing-cycles>3</meta:editing-cycles>
    <meta:generator>LibreOffice/5.4.0.3$Linux_X86_64 LibreOffice_project/40m0$Build-3</meta:generator>
    <meta:document-statistic meta:table-count="0" meta:image-count="0" meta:object-count="0" meta:page-count="9" meta:paragraph-count="205" meta:word-count="2137" meta:character-count="12956" meta:non-whitespace-character-count="11056"/>
  </office:meta>
</office:document-meta>
</file>